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 fo:min-height="9.656cm" fo:min-width="7.374cm"/>
    </style:style>
    <style:style style:name="gr5" style:family="graphic" style:parent-style-name="standard">
      <style:graphic-properties svg:stroke-color="#000040" draw:fill-color="#2bd22b" draw:textarea-horizontal-align="justify" draw:textarea-vertical-align="middle" draw:auto-grow-height="false" fo:min-height="0.512cm" fo:min-width="0.262cm"/>
      <style:paragraph-properties style:writing-mode="lr-tb"/>
    </style:style>
    <style:style style:name="gr6" style:family="graphic" style:parent-style-name="standard">
      <style:graphic-properties svg:stroke-color="#000040" draw:fill-color="#2bd22b" draw:textarea-horizontal-align="justify" draw:textarea-vertical-align="middle" draw:auto-grow-height="false" fo:min-height="0.512cm" fo:min-width="0.262cm"/>
    </style:style>
    <style:style style:name="gr7" style:family="graphic" style:parent-style-name="standard">
      <style:graphic-properties svg:stroke-color="#000040" draw:fill-color="#a80000" draw:textarea-horizontal-align="justify" draw:textarea-vertical-align="middle" draw:auto-grow-height="false" fo:min-height="0.512cm" fo:min-width="1.151cm"/>
      <style:paragraph-properties style:writing-mode="lr-tb"/>
    </style:style>
    <style:style style:name="gr8" style:family="graphic" style:parent-style-name="standard">
      <style:graphic-properties svg:stroke-color="#000040" draw:fill-color="#ff7f00" draw:textarea-horizontal-align="justify" draw:textarea-vertical-align="middle" draw:auto-grow-height="false" fo:min-height="0.512cm" fo:min-width="7.002cm"/>
      <style:paragraph-properties style:writing-mode="lr-tb"/>
    </style:style>
    <style:style style:name="gr9" style:family="graphic" style:parent-style-name="standard">
      <style:graphic-properties svg:stroke-color="#000040" draw:fill="none" draw:fill-color="#ffffff" draw:opacity="100%" draw:textarea-horizontal-align="justify" draw:textarea-vertical-align="middle" draw:auto-grow-height="false" fo:min-height="7.878cm" fo:min-width="1.28cm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7.3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2" style:family="graphic" style:parent-style-name="standard">
      <style:graphic-properties svg:stroke-color="#000040" draw:fill-color="#a80000" draw:textarea-horizontal-align="justify" draw:textarea-vertical-align="middle" draw:auto-grow-height="false" fo:min-height="0.512cm" fo:min-width="6.883cm"/>
      <style:paragraph-properties style:writing-mode="lr-tb"/>
    </style:style>
    <style:style style:name="gr13" style:family="graphic" style:parent-style-name="standard">
      <style:graphic-properties svg:stroke-color="#000040" draw:fill="none" draw:fill-color="#ffffff" draw:opacity="100%" draw:textarea-horizontal-align="justify" draw:textarea-vertical-align="middle" draw:auto-grow-height="false" fo:min-height="7.878cm" fo:min-width="6.997cm"/>
    </style:style>
    <style:style style:name="gr14" style:family="graphic" style:parent-style-name="standard">
      <style:graphic-properties svg:stroke-color="#000040" draw:fill-color="#2bd22b" draw:textarea-horizontal-align="justify" draw:textarea-vertical-align="middle" draw:auto-grow-height="false" fo:min-height="6.732cm" fo:min-width="0.262cm"/>
      <style:paragraph-properties style:writing-mode="lr-tb"/>
    </style:style>
    <style:style style:name="gr15" style:family="graphic" style:parent-style-name="standard">
      <style:graphic-properties svg:stroke-color="#000040" draw:fill-color="#a80000" draw:textarea-horizontal-align="justify" draw:textarea-vertical-align="middle" draw:auto-grow-height="false" fo:min-height="0.512cm" fo:min-width="0.254cm"/>
      <style:paragraph-properties style:writing-mode="lr-tb"/>
    </style:style>
    <style:style style:name="gr16" style:family="graphic" style:parent-style-name="standard">
      <style:graphic-properties svg:stroke-color="#000040" draw:fill-color="#ff7f00" draw:textarea-horizontal-align="justify" draw:textarea-vertical-align="middle" draw:auto-grow-height="false" fo:min-height="0.512cm" fo:min-width="7.054cm"/>
      <style:paragraph-properties style:writing-mode="lr-tb"/>
    </style:style>
    <style:style style:name="gr17" style:family="graphic" style:parent-style-name="standard">
      <style:graphic-properties svg:stroke-color="#000040" draw:fill="none" draw:fill-color="#ffffff" draw:opacity="100%" draw:textarea-horizontal-align="justify" draw:textarea-vertical-align="middle" draw:auto-grow-height="false" fo:min-height="7.878cm" fo:min-width="0.381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9" style:family="graphic" style:parent-style-name="standard">
      <style:graphic-properties draw:fill-color="#808080" draw:textarea-horizontal-align="justify" draw:textarea-vertical-align="middle" draw:auto-grow-height="false" fo:min-height="7.115cm" fo:min-width="7.3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21" style:family="graphic" style:parent-style-name="standard">
      <style:graphic-properties svg:stroke-color="#000040" draw:fill-color="#2bd22b" draw:textarea-horizontal-align="justify" draw:textarea-vertical-align="middle" draw:auto-grow-height="false" fo:min-height="3.178cm" fo:min-width="0.262cm"/>
      <style:paragraph-properties style:writing-mode="lr-tb"/>
    </style:style>
    <style:style style:name="gr22" style:family="graphic" style:parent-style-name="standard">
      <style:graphic-properties svg:stroke-color="#000040" draw:fill-color="#a80000" draw:textarea-horizontal-align="justify" draw:textarea-vertical-align="middle" draw:auto-grow-height="false" fo:min-height="0.512cm" fo:min-width="2.929cm"/>
      <style:paragraph-properties style:writing-mode="lr-tb"/>
    </style:style>
    <style:style style:name="gr23" style:family="graphic" style:parent-style-name="standard">
      <style:graphic-properties svg:stroke-color="#000040" draw:fill-color="#ff7f00" draw:textarea-horizontal-align="justify" draw:textarea-vertical-align="middle" draw:auto-grow-height="false" fo:min-height="0.512cm" fo:min-width="7.12cm"/>
      <style:paragraph-properties style:writing-mode="lr-tb"/>
    </style:style>
    <style:style style:name="gr24" style:family="graphic" style:parent-style-name="standard">
      <style:graphic-properties svg:stroke-color="#000040" draw:fill="none" draw:fill-color="#ffffff" draw:opacity="100%" draw:textarea-horizontal-align="justify" draw:textarea-vertical-align="middle" draw:auto-grow-height="false" fo:min-height="4.321cm" fo:min-width="3.183cm"/>
    </style:style>
    <style:style style:name="gr25" style:family="graphic" style:parent-style-name="standard">
      <style:graphic-properties draw:textarea-horizontal-align="justify" draw:textarea-vertical-align="middle" draw:auto-grow-height="false" fo:min-height="0.512cm" fo:min-width="7.12cm"/>
      <style:paragraph-properties style:writing-mode="lr-tb"/>
    </style:style>
    <style:style style:name="gr26" style:family="graphic" style:parent-style-name="standard">
      <style:graphic-properties svg:stroke-color="#000040" draw:fill-color="#2bd22b" draw:textarea-horizontal-align="justify" draw:textarea-vertical-align="middle" draw:auto-grow-height="false" fo:min-height="3.178cm" fo:min-width="0.262cm"/>
    </style:style>
    <style:style style:name="gr27" style:family="graphic" style:parent-style-name="standard">
      <style:graphic-properties svg:stroke-color="#000040" draw:fill-color="#650953" draw:opacity="71%" draw:textarea-horizontal-align="justify" draw:textarea-vertical-align="middle" draw:auto-grow-height="false" fo:min-height="0.766cm" fo:min-width="15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style:paragraph-properties fo:text-align="center" style:writing-mode="lr-tb"/>
      <style:text-properties fo:font-size="7pt" style:font-size-asian="7pt" style:font-size-complex="7pt"/>
    </style:style>
    <style:style style:name="P6" style:family="paragraph">
      <loext:graphic-properties draw:fill-color="#2bd22b"/>
      <style:paragraph-properties fo:text-align="center" style:writing-mode="lr-tb"/>
      <style:text-properties fo:font-size="7pt" style:font-size-asian="7pt" style:font-size-complex="7pt"/>
    </style:style>
    <style:style style:name="P7" style:family="paragraph">
      <loext:graphic-properties draw:fill-color="#2bd22b"/>
      <style:paragraph-properties fo:text-align="center"/>
    </style:style>
    <style:style style:name="P8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9" style:family="paragraph">
      <loext:graphic-properties draw:fill-color="#a80000"/>
      <style:paragraph-properties fo:text-align="center" style:writing-mode="lr-tb"/>
      <style:text-properties fo:font-size="10.5pt" style:font-size-asian="10.5pt" style:font-size-complex="10.5pt"/>
    </style:style>
    <style:style style:name="P10" style:family="paragraph"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loext:graphic-properties draw:fill-color="#ff7f00"/>
      <style:paragraph-properties fo:text-align="center" style:writing-mode="lr-tb"/>
      <style:text-properties fo:font-size="11pt" style:font-size-asian="11pt" style:font-size-complex="11pt"/>
    </style:style>
    <style:style style:name="P12" style:family="paragraph">
      <loext:graphic-properties draw:fill="none" draw:fill-color="#ffffff" draw:opacity="100%"/>
      <style:paragraph-properties fo:text-align="center"/>
    </style:style>
    <style:style style:name="P13" style:family="paragraph">
      <loext:graphic-properties draw:fill-color="#2bd22b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loext:graphic-properties draw:fill-color="#2bd22b"/>
      <style:paragraph-properties fo:text-align="center" style:writing-mode="lr-tb"/>
      <style:text-properties fo:font-size="6pt" style:font-size-asian="6pt" style:font-size-complex="6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loext:graphic-properties draw:fill-color="#2bd22b"/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1" style:family="paragraph">
      <loext:graphic-properties draw:fill-color="#650953" draw:opacity="71%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.199cm" svg:x="1.6cm" svg:y="3.545cm">
          <draw:text-box>
            <text:p text:style-name="P1"><text:span text:style-name="T1">Streaming multiprocessor (NVIDIA Ampere)</text:span></text:p>
          </draw:text-box>
        </draw:frame>
        <draw:frame draw:style-name="gr2" draw:text-style-name="P3" draw:layer="layout" svg:width="9.906cm" svg:height="0.683cm" svg:x="10.952cm" svg:y="3.54cm">
          <draw:text-box>
            <text:p text:style-name="P1"><text:span text:style-name="T2">Sub-section of Compute Engine (AMD CDNA2)</text:span></text:p>
          </draw:text-box>
        </draw:frame>
        <draw:frame draw:style-name="gr3" draw:text-style-name="P2" draw:layer="layout" svg:width="8.142cm" svg:height="0.725cm" svg:x="20.773cm" svg:y="3.54cm">
          <draw:text-box>
            <text:p text:style-name="P1"><text:span text:style-name="T1">Sub-section of Xe Core (Intel Xe HPG) </text:span></text:p>
          </draw:text-box>
        </draw:frame>
        <draw:custom-shape draw:style-name="gr4" draw:text-style-name="P4" draw:layer="layout" svg:width="7.874cm" svg:height="9.906cm" svg:x="2.01cm" svg:y="4.3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2cm" svg:height="0.762cm" svg:x="2.241cm" svg:y="6.081cm">
          <text:p text:style-name="P5"><text:span text:style-name="T3">CUDA</text:span></text:p>
          <text:p text:style-name="P5"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12.3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651cm" svg:height="0.762cm" svg:x="2.241cm" svg:y="5.192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502cm" svg:height="0.762cm" svg:x="2.18cm" svg:y="13.32cm">
          <text:p text:style-name="P10"><text:span text:style-name="T2">Shared L1 cach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78cm" svg:height="8.128cm" svg:x="2.179cm" svg:y="5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.874cm" svg:height="0.762cm" svg:x="2.004cm" svg:y="14.463cm">
          <text:p text:style-name="P10"><text:span text:style-name="T2">Shared L2 cach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78cm" svg:height="8.128cm" svg:x="4.089cm" svg:y="5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651cm" svg:height="0.762cm" svg:x="4.149cm" svg:y="5.192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762cm" svg:height="0.762cm" svg:x="6.061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12.3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651cm" svg:height="0.762cm" svg:x="6.061cm" svg:y="5.192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78cm" svg:height="8.128cm" svg:x="5.999cm" svg:y="5.0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78cm" svg:height="8.128cm" svg:x="7.909cm" svg:y="5.0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651cm" svg:height="0.762cm" svg:x="7.969cm" svg:y="5.192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6.35cm" svg:height="0.645cm" svg:x="2.824cm" svg:y="4.387cm">
          <draw:text-box>
            <text:p text:style-name="P1"><text:span text:style-name="T5">Stream Processor (4 shown – 4 total)</text:span></text:p>
          </draw:text-box>
        </draw:frame>
        <draw:custom-shape draw:style-name="gr4" draw:text-style-name="P4" draw:layer="layout" svg:width="7.874cm" svg:height="9.906cm" svg:x="11.293cm" svg:y="4.3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0.762cm" svg:height="0.762cm" svg:x="11.524cm" svg:y="6.082cm">
          <text:p text:style-name="P15"><text:span text:style-name="T6">Shader</text:span></text:p>
          <text:p text:style-name="P15"><text:span text:style-name="T6">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12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12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12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12.3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.383cm" svg:height="0.762cm" svg:x="11.524cm" svg:y="5.193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502cm" svg:height="0.762cm" svg:x="11.463cm" svg:y="13.321cm">
          <text:p text:style-name="P10"><text:span text:style-name="T2">Shared L1 cach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7.497cm" svg:height="8.128cm" svg:x="11.462cm" svg:y="5.0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.874cm" svg:height="0.762cm" svg:x="11.287cm" svg:y="14.464cm">
          <text:p text:style-name="P10"><text:span text:style-name="T2">Shared L2 cache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762cm" svg:height="0.762cm" svg:x="15.344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12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12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12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12.305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6.35cm" svg:height="0.645cm" svg:x="12.107cm" svg:y="4.388cm">
          <draw:text-box>
            <text:p text:style-name="P17"><text:span text:style-name="T5">Compute unit (1 shown - 28 total)</text:span></text:p>
          </draw:text-box>
        </draw:frame>
        <draw:custom-shape draw:style-name="gr4" draw:text-style-name="P4" draw:layer="layout" svg:width="7.874cm" svg:height="9.906cm" svg:x="20.678cm" svg:y="4.3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0.89cm" svg:y="6.083cm">
          <text:p text:style-name="P18"><text:span text:style-name="T7">FP</text:span></text:p>
          <text:p text:style-name="P18"><text:span text:style-name="T7">SIMD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0.89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7.554cm" svg:height="0.762cm" svg:x="20.829cm" svg:y="13.322cm">
          <text:p text:style-name="P10"><text:span text:style-name="T2">Shared L1 cache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0.828cm" svg:y="5.0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.874cm" svg:height="0.762cm" svg:x="20.653cm" svg:y="14.465cm">
          <text:p text:style-name="P10"><text:span text:style-name="T2">Shared L2 cache</text:span></text:p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6.604cm" svg:height="1.039cm" svg:x="21.266cm" svg:y="4.389cm">
          <draw:text-box>
            <text:p text:style-name="P17"><text:span text:style-name="T5">Xe Vector Engines (8 shown – 16 total)</text:span></text:p>
          </draw:text-box>
        </draw:frame>
        <draw:custom-shape draw:style-name="gr15" draw:text-style-name="P9" draw:layer="layout" svg:width="0.754cm" svg:height="0.762cm" svg:x="21.848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1.783cm" svg:y="5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2.789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2.727cm" svg:y="5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3.747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3.682cm" svg:y="5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4.689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4.627cm" svg:y="5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5.647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5.582cm" svg:y="5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6.589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6.527cm" svg:y="5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7.547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7.482cm" svg:y="5.0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1.845cm" svg:y="6.0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2.781cm" svg:y="6.0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3.745cm" svg:y="6.0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4.682cm" svg:y="6.0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5.645cm" svg:y="6.0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6.59cm" svg:y="6.0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7.544cm" svg:y="6.083cm">
          <text:p text:style-name="P18"><text:span text:style-name="T7">FP</text:span></text:p>
          <text:p text:style-name="P18"><text:span text:style-name="T7">SIMD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4" draw:layer="layout" svg:width="7.874cm" svg:height="7.365cm" svg:x="2.143cm" svg:y="4.43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7.366cm" svg:height="1.191cm" svg:x="2.524cm" svg:y="4.382cm">
          <draw:text-box>
            <text:p text:style-name="P1"><text:span text:style-name="T1">CP</text:span><text:span text:style-name="T1">U </text:span><text:span text:style-name="T1">cor</text:span><text:span text:style-name="T1">e</text:span></text:p>
          </draw:text-box>
        </draw:frame>
        <draw:custom-shape draw:style-name="gr21" draw:text-style-name="P19" draw:layer="layout" svg:width="0.762cm" svg:height="3.428cm" svg:x="6.334cm" svg:y="6.081cm">
          <text:p text:style-name="P18"><text:span text:style-name="T7">Int</text:span></text:p>
          <text:p text:style-name="P18"><text:span text:style-name="T7">ALU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429cm" svg:height="0.762cm" svg:x="2.397cm" svg:y="5.192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7.62cm" svg:height="0.762cm" svg:x="2.27cm" svg:y="9.89cm">
          <text:p text:style-name="P10"><text:span text:style-name="T2">L1 cach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683cm" svg:height="4.571cm" svg:x="2.27cm" svg:y="5.06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683cm" svg:height="4.571cm" svg:x="6.207cm" svg:y="5.06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7.62cm" svg:height="0.762cm" svg:x="2.27cm" svg:y="10.906cm">
          <text:p text:style-name="P10"><text:span text:style-name="T2">L2 cach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429cm" svg:height="0.762cm" svg:x="6.334cm" svg:y="5.191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762cm" svg:height="3.428cm" svg:x="7.223cm" svg:y="6.081cm">
          <text:p text:style-name="P18"><text:span text:style-name="T7"/></text:p>
          <text:p text:style-name="P18"><text:span text:style-name="T7"/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8.112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9.001cm" svg:y="6.0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762cm" svg:height="3.428cm" svg:x="2.397cm" svg:y="6.081cm">
          <text:p text:style-name="P18"><text:span text:style-name="T7">FP</text:span></text:p>
          <text:p text:style-name="P18"><text:span text:style-name="T7">SIMD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3.286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4.175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5.064cm" svg:y="6.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7.874cm" svg:height="7.365cm" svg:x="10.398cm" svg:y="4.43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7.366cm" svg:height="1.191cm" svg:x="10.779cm" svg:y="4.382cm">
          <draw:text-box>
            <text:p text:style-name="P1"><text:span text:style-name="T1">CP</text:span><text:span text:style-name="T1">U </text:span><text:span text:style-name="T1">cor</text:span><text:span text:style-name="T1">e</text:span></text:p>
          </draw:text-box>
        </draw:frame>
        <draw:custom-shape draw:style-name="gr21" draw:text-style-name="P19" draw:layer="layout" svg:width="0.762cm" svg:height="3.428cm" svg:x="14.589cm" svg:y="6.081cm">
          <text:p text:style-name="P18"><text:span text:style-name="T7">Int</text:span></text:p>
          <text:p text:style-name="P18"><text:span text:style-name="T7">ALU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429cm" svg:height="0.762cm" svg:x="10.652cm" svg:y="5.192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7.62cm" svg:height="0.762cm" svg:x="10.525cm" svg:y="9.89cm">
          <text:p text:style-name="P10"><text:span text:style-name="T2">L1 cach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683cm" svg:height="4.571cm" svg:x="10.525cm" svg:y="5.06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683cm" svg:height="4.571cm" svg:x="14.462cm" svg:y="5.06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7.62cm" svg:height="0.762cm" svg:x="10.525cm" svg:y="10.906cm">
          <text:p text:style-name="P10"><text:span text:style-name="T2">L2 cach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429cm" svg:height="0.762cm" svg:x="14.589cm" svg:y="5.191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762cm" svg:height="3.428cm" svg:x="15.478cm" svg:y="6.081cm">
          <text:p text:style-name="P18"><text:span text:style-name="T7"/></text:p>
          <text:p text:style-name="P18"><text:span text:style-name="T7"/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16.367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17.256cm" svg:y="6.0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762cm" svg:height="3.428cm" svg:x="10.652cm" svg:y="6.081cm">
          <text:p text:style-name="P18"><text:span text:style-name="T7">FP</text:span></text:p>
          <text:p text:style-name="P18"><text:span text:style-name="T7">SIMD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11.541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12.43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13.319cm" svg:y="6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6.129cm" svg:height="1.016cm" svg:x="2.143cm" svg:y="12.049cm">
          <text:p text:style-name="P10"><text:span text:style-name="T2">Shared L3 cach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5-28T17:17:29.230112902</meta:creation-date>
    <dc:date>2022-08-29T16:14:30.008707233</dc:date>
    <meta:editing-duration>PT1H27M52S</meta:editing-duration>
    <meta:editing-cycles>19</meta:editing-cycles>
    <meta:generator>LibreOffice/7.3.5.2$Linux_X86_64 LibreOffice_project/30$Build-2</meta:generator>
    <meta:document-statistic meta:object-count="210"/>
  </office:meta>
</office:document-meta>
</file>